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Φύλλο1" table:style-name="ta1">
        <table:shapes>
          <draw:frame draw:z-index="0" draw:style-name="gr1" draw:text-style-name="P1" svg:width="599.7pt" svg:height="337.32pt" svg:x="268.64pt" svg:y="30.1pt">
            <loext:p draw:notify-on-update-of-ranges="Φύλλο1.B7:Φύλλο1.B7 Φύλλο1.B8:Φύλλο1.B1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table:style-name="ce1" office:value-type="string" calcext:value-type="string">
            <text:p>Packet</text:p>
          </table:table-cell>
          <table:table-cell table:style-name="ce1" office:value-type="string" calcext:value-type="string">
            <text:p>Respons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67" calcext:value-type="float">
            <text:p>2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8:25:30.118000000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8:20:01.829000000</meta:creation-date>
    <dc:date>2017-12-17T20:07:31.565000000</dc:date>
    <meta:editing-duration>PT1H38M14S</meta:editing-duration>
    <meta:editing-cycles>5</meta:editing-cycles>
    <meta:generator>LibreOffice/5.2.2.2$Windows_x86 LibreOffice_project/8f96e87c890bf8fa77463cd4b640a2312823f3ad</meta:generator>
    <meta:document-statistic meta:table-count="1" meta:cell-count="2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57cm" svg:height="11.901cm" xlink:href=".." xlink:type="simple" chart:class="chart:line" chart:style-name="ch1">
        <chart:title svg:x="9.555cm" svg:y="0.374cm" chart:style-name="ch2">
          <text:p>Graph G1</text:p>
        </chart:title>
        <chart:subtitle svg:x="6.645cm" svg:y="1.391cm" chart:style-name="ch3">
          <text:p>Lab duration from 10:41 to 12:41, 26-11-2017
Echo request code: E5253 </text:p>
        </chart:subtitle>
        <chart:plot-area chart:style-name="ch4" table:cell-range-address="Φύλλο1.B7:Φύλλο1.B138" chart:data-source-has-labels="row" svg:x="1.434cm" svg:y="2.762cm" svg:width="19.3cm" svg:height="7.92cm">
          <chartooo:coordinate-region svg:x="2.426cm" svg:y="2.884cm" svg:width="18.308cm" svg:height="6.797cm"/>
          <chart:axis chart:dimension="x" chart:name="primary-x" chart:style-name="ch5">
            <chart:title svg:x="9.77cm" svg:y="10.92cm" chart:style-name="ch6">
              <text:p>ECHO PACKET #</text:p>
            </chart:title>
          </chart:axis>
          <chart:axis chart:dimension="y" chart:name="primary-y" chart:style-name="ch5">
            <chart:title svg:x="0.451cm" svg:y="8.446cm" chart:style-name="ch7">
              <text:p>RESPONSE TIME (ms)</text:p>
            </chart:title>
            <chart:grid chart:style-name="ch8" chart:class="major"/>
          </chart:axis>
          <chart:series chart:style-name="ch9" chart:values-cell-range-address="Φύλλο1.B8:Φύλλο1.B138" chart:label-cell-address="Φύλλο1.B7:Φύλλο1.B7" chart:class="chart:line"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draw:g>
                  <svg:desc>Φύλλο1.B7:Φύλλο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4">
                <text:p>2104</text:p>
                <draw:g>
                  <svg:desc>Φύλλο1.B8:Φύλλο1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67">
                <text:p>2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